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0c208a" officeooo:paragraph-rsid="000c208a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c208a" officeooo:paragraph-rsid="00104a54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04a54" officeooo:paragraph-rsid="00104a54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04a54" officeooo:paragraph-rsid="00104a54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0c000" officeooo:paragraph-rsid="0010c000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0c208a" officeooo:paragraph-rsid="0010c000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0c208a" officeooo:paragraph-rsid="0011abef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1abef" officeooo:paragraph-rsid="0011abef"/>
    </style:style>
    <style:style style:name="T1" style:family="text">
      <style:text-properties officeooo:rsid="000c208a"/>
    </style:style>
    <style:style style:name="T2" style:family="text">
      <style:text-properties officeooo:rsid="000fb1ff"/>
    </style:style>
    <style:style style:name="T3" style:family="text">
      <style:text-properties officeooo:rsid="00104a54"/>
    </style:style>
    <style:style style:name="T4" style:family="text">
      <style:text-properties officeooo:rsid="0010c000"/>
    </style:style>
    <style:style style:name="T5" style:family="text">
      <style:text-properties officeooo:rsid="0011abef"/>
    </style:style>
    <style:style style:name="T6" style:family="text">
      <style:text-properties officeooo:rsid="00133c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 results:</text:p>
      <text:p text:style-name="P1">1.</text:p>
      <text:p text:style-name="P1"><text:tab/>Number of computers: 1</text:p>
      <text:p text:style-name="P1"><text:tab/>Number of slaves: 3</text:p>
      <text:p text:style-name="P1"><text:tab/>Array size: 2000</text:p>
      <text:p text:style-name="P1"><text:tab/>Time: <text:span text:style-name="T2">15</text:span> s</text:p>
      <text:p text:style-name="P1"><text:tab/>Comment: </text:p>
      <text:p text:style-name="P1">2.</text:p>
      <text:p text:style-name="P1"><text:tab/>Number of computers: 1</text:p>
      <text:p text:style-name="P1"><text:tab/>Number of slaves: 3</text:p>
      <text:p text:style-name="P1"><text:tab/>Array size: 200000</text:p>
      <text:p text:style-name="P1"><text:tab/>Time: <text:span text:style-name="T3">1375 s</text:span></text:p>
      <text:p text:style-name="P1"><text:tab/>Comment: </text:p>
      <text:p text:style-name="P3">3.</text:p>
      <text:p text:style-name="P3"><text:tab/><text:span text:style-name="T1">Number of computers: 1</text:span></text:p>
      <text:p text:style-name="P2"><text:tab/>Number of slaves: <text:span text:style-name="T3">12</text:span></text:p>
      <text:p text:style-name="P2"><text:tab/>Array size: 200000<text:span text:style-name="T3">0</text:span></text:p>
      <text:p text:style-name="P2"><text:tab/>Time: <text:span text:style-name="T3">6036</text:span></text:p>
      <text:p text:style-name="P2"><text:tab/>Comment: </text:p>
      <text:p text:style-name="P3">4.</text:p>
      <text:p text:style-name="P2"><text:tab/>Number of computers: 1</text:p>
      <text:p text:style-name="P2"><text:tab/>Number of slaves: 3<text:span text:style-name="T3">6</text:span></text:p>
      <text:p text:style-name="P2"><text:tab/>Array size: 200000<text:span text:style-name="T3">0</text:span></text:p>
      <text:p text:style-name="P2"><text:tab/>Time: <text:span text:style-name="T3">5902</text:span></text:p>
      <text:p text:style-name="P2"><text:tab/>Comment: <text:span text:style-name="T3">It is not much faster than when running on 12 slaves because my computer have only 8 cores.</text:span></text:p>
      <text:p text:style-name="P3"/>
      <text:p text:style-name="P5">5.</text:p>
      <text:p text:style-name="P5"><text:tab/><text:span text:style-name="T1">Number of computers: </text:span>3</text:p>
      <text:p text:style-name="P6"><text:tab/>Number of slaves: <text:span text:style-name="T4">3</text:span></text:p>
      <text:p text:style-name="P6"><text:tab/>Array size: 200<text:span text:style-name="T4">0</text:span></text:p>
      <text:p text:style-name="P6"><text:tab/>Time: <text:span text:style-name="T4">15 s</text:span></text:p>
      <text:p text:style-name="P6"><text:tab/>Comment: <text:span text:style-name="T4">It is not <text:s/>faster than running same job on one computer because there is enough cores to work in parallel.</text:span></text:p>
      <text:p text:style-name="P6"><text:span text:style-name="T4">6.</text:span></text:p>
      <text:p text:style-name="P6"><text:tab/>Number of computers: <text:span text:style-name="T4">3</text:span></text:p>
      <text:p text:style-name="P6"><text:tab/>Number of slaves: <text:span text:style-name="T4">3</text:span></text:p>
      <text:p text:style-name="P6"><text:tab/>Array size: 200000</text:p>
      <text:p text:style-name="P6"><text:tab/>Time: <text:span text:style-name="T4">1400</text:span></text:p>
      <text:p text:style-name="P6"><text:tab/>Comment: <text:s/><text:span text:style-name="T4">It is same as running on same computer because it has enough cores to run in parallel 3 slaves.</text:span></text:p>
      <text:p text:style-name="P5">7.</text:p>
      <text:p text:style-name="P5"><text:tab/><text:span text:style-name="T1">Number of computers: 1</text:span></text:p>
      <text:p text:style-name="P6"><text:tab/>Number of slaves: <text:span text:style-name="T4">12</text:span></text:p>
      <text:p text:style-name="P6"><text:tab/>Array size: 200000<text:span text:style-name="T3">0</text:span></text:p>
      <text:p text:style-name="P6"><text:tab/>Time: <text:span text:style-name="T5">3719</text:span></text:p>
      <text:p text:style-name="P6"><text:tab/>Comment: <text:span text:style-name="T5">It is faster because one computer has 8 procs and even if I run 12 slaves not all of them will work in parallel. When using more than one computer we can run all the slaves int parallel and processing time will decrease.</text:span></text:p>
      <text:p text:style-name="P8"/>
      <text:p text:style-name="P8"/>
      <text:p text:style-name="P8"/>
      <text:p text:style-name="P8"><text:soft-page-break/>8.</text:p>
      <text:p text:style-name="P8"><text:tab/><text:span text:style-name="T1">Number of computers: </text:span>3</text:p>
      <text:p text:style-name="P7"><text:tab/>Number of slaves: 3<text:span text:style-name="T3">6</text:span></text:p>
      <text:p text:style-name="P7"><text:tab/>Array size: 200000<text:span text:style-name="T3">0</text:span></text:p>
      <text:p text:style-name="P7"><text:tab/>Time: <text:span text:style-name="T6">1590</text:span></text:p>
      <text:p text:style-name="P7"><text:tab/>Comment: <text:span text:style-name="T5">When we run the jobs with this configuration on one computer only 8(depends on cpu) slaves will work at the same time. When we run it on 3 computers we have 3*8 = 24 slaves working at the same time so we get result in less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6:16:13.396745632</meta:creation-date>
    <dc:date>2015-11-29T20:58:50.587565633</dc:date>
    <meta:editing-duration>PT12H5M33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49" meta:word-count="273" meta:character-count="1441" meta:non-whitespace-character-count="1172"/>
  </office:meta>
</office:document-meta>
</file>